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text-underline-style="none" fo:font-weight="normal" officeooo:rsid="000d22ca" officeooo:paragraph-rsid="000d22ca" style:font-weight-asian="normal" style:font-weight-complex="normal"/>
    </style:style>
    <style:style style:name="P2" style:family="paragraph" style:parent-style-name="Text_20_body" style:list-style-name="L1"/>
    <style:style style:name="P3" style:family="paragraph" style:parent-style-name="Standard">
      <style:text-properties style:text-underline-style="solid" style:text-underline-width="auto" style:text-underline-color="font-color" fo:font-weight="bold" officeooo:rsid="000d22ca" officeooo:paragraph-rsid="000d22ca" style:font-weight-asian="bold" style:font-weight-complex="bold"/>
    </style:style>
    <style:style style:name="P4" style:family="paragraph" style:parent-style-name="Standard">
      <style:text-properties style:text-underline-style="none" fo:font-weight="normal" officeooo:rsid="000d22ca" officeooo:paragraph-rsid="000d22ca" style:font-weight-asian="normal" style:font-weight-complex="normal"/>
    </style:style>
    <style:style style:name="P5" style:family="paragraph" style:parent-style-name="Heading_20_2">
      <style:text-properties style:text-underline-style="none" fo:font-weight="normal" officeooo:rsid="000d22ca" officeooo:paragraph-rsid="000d22ca" style:font-weight-asian="normal" style:font-weight-complex="normal"/>
    </style:style>
    <style:style style:name="P6" style:family="paragraph" style:parent-style-name="Preformatted_20_Text">
      <style:paragraph-properties fo:margin-top="0in" fo:margin-bottom="0.1965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2 ARCHIVING COMMANDS</text:p>
      <text:p text:style-name="P4"/>
      <text:p text:style-name="Text_20_body">Linux distributions provide several different sets of commands for compressing and archiving files and directories.</text:p>
      <text:h text:style-name="P5" text:outline-level="2">12.2 tar Command</text:h>
      <text:p text:style-name="Text_20_body">An archive is a single file, which consists of many files, though not necessarily compressed. The <text:span text:style-name="Source_20_Text">tar</text:span> command is typically used to make archives within Linux. These tar archive files, sometimes called tarballs, were originally used to backup data onto magnetic tape. Tar is derived from the words "<text:span text:style-name="Strong_20_Emphasis">t</text:span>ape <text:span text:style-name="Strong_20_Emphasis">ar</text:span>chive".</text:p>
      <text:p text:style-name="P4">While the primary purpose of the <text:span text:style-name="Source_20_Text">tar</text:span> command is to merge multiple files into a single file, it is capable of many different operations and there are numerous options. The functionality of the <text:span text:style-name="Source_20_Text">tar</text:span> command can be broken down into three basic functions: creating, viewing and extracting archives.</text:p>
      <text:p text:style-name="P4"/>
      <text:p text:style-name="P4">The <text:span text:style-name="Source_20_Text">tar</text:span> command accepts all three styles of options (<text:span text:style-name="Source_20_Text">x</text:span>, <text:span text:style-name="Source_20_Text">-x</text:span>, <text:span text:style-name="Source_20_Text">--extract</text:span>) as parameters. Do not be surprised to see it used with options that have no hyphens (BSD style), a single hyphen (UNIX style) or two hyphens (GNU style).</text:p>
      <text:p text:style-name="P4"/>
      <text:p text:style-name="P4">The <text:span text:style-name="Source_20_Text">tar</text:span> command originally did not support compression, but a newer version that was developed by the GNU project supports both <text:span text:style-name="Source_20_Text">gzip</text:span> and <text:span text:style-name="Source_20_Text">bzip2</text:span> compression. Both of these compression schemes will be presented later in this chapter. To use <text:span text:style-name="Source_20_Text">gzip</text:span> compression with the <text:span text:style-name="Source_20_Text">tar</text:span> command, use the <text:span text:style-name="Source_20_Text">-z</text:span> option. To use <text:span text:style-name="Source_20_Text">bzip2</text:span> compression, use the <text:span text:style-name="Source_20_Text">-j</text:span> option. If a version of the <text:span text:style-name="Source_20_Text">tar</text:span> command does not support <text:span text:style-name="Source_20_Text">gzip</text:span> or <text:span text:style-name="Source_20_Text">bzip2</text:span> compression, the <text:span text:style-name="Source_20_Text">gzip</text:span> or <text:span text:style-name="Source_20_Text">bzip2</text:span> commands can be used separately on the tar file.</text:p>
      <text:p text:style-name="P4"/>
      <text:p text:style-name="P1">To create a tar archive of the <text:span text:style-name="Source_20_Text">/etc/systemd</text:span> directory, use the option <text:span text:style-name="Source_20_Text">-c</text:span> to create and <text:span text:style-name="Source_20_Text">-f</text:span> to specify a new file, followed by the directory to archive. Note that the <text:span text:style-name="Source_20_Text">-f</text:span> option must be specified last, since it is indicating a filename:</text:p>
      <text:p text:style-name="P6">tar -cf <text:span text:style-name="Variable">newfile.tar</text:span> <text:span text:style-name="Variable">file</text:span></text:p>
      <text:p text:style-name="Preformatted_20_Text"><text:span text:style-name="Strong_20_Emphasis">sysadmin@localhost:~$</text:span> tar -cf systemd-config.tar /etc/systemd</text:p>
      <text:p text:style-name="Preformatted_20_Text">tar: Removing leading `/' from member names</text:p>
      <text:p text:style-name="Preformatted_20_Text"><text:span text:style-name="Strong_20_Emphasis">sysadmin@localhost:~$</text:span> ls</text:p>
      <text:p text:style-name="Preformatted_20_Text">Desktop <text:s text:c="3"/>Downloads <text:s/>Pictures <text:s/>Templates <text:s/>systemd-config.tar</text:p>
      <text:p text:style-name="P6">Documents <text:s/>Music <text:s text:c="5"/>Public <text:s text:c="3"/>Videos <text:s text:c="4"/>test</text:p>
      <text:p text:style-name="P1">The <text:span text:style-name="Source_20_Text">-v</text:span> verbose option will cause the <text:span text:style-name="Source_20_Text">tar</text:span> command to display the files that are being included in the archive. If compression is going to be used, <text:span text:style-name="Source_20_Text">gzip</text:span> for instance, then the <text:span text:style-name="Source_20_Text">-z</text:span> needs to be added. File extensions are not relevant to Linux, but it is customary to add <text:span text:style-name="Source_20_Text">.tar.gz</text:span> to the name of the compressed archive: </text:p>
      <text:p text:style-name="Preformatted_20_Text"><text:span text:style-name="Strong_20_Emphasis">sysadmin@localhost:~$</text:span> tar -cvzf systemd-config.tar.gz /etc/systemd</text:p>
      <text:p text:style-name="Preformatted_20_Text">tar: Removing leading `/' from member names</text:p>
      <text:p text:style-name="Preformatted_20_Text">/etc/systemd/</text:p>
      <text:p text:style-name="Preformatted_20_Text">/etc/systemd/system/</text:p>
      <text:p text:style-name="Preformatted_20_Text"><text:soft-page-break/>/etc/systemd/system/multi-user.target.wants/</text:p>
      <text:p text:style-name="Preformatted_20_Text">/etc/systemd/system/multi-user.target.wants/rsyslog.service</text:p>
      <text:p text:style-name="Preformatted_20_Text">/etc/systemd/system/multi-user.target.wants/bind9.service</text:p>
      <text:p text:style-name="Preformatted_20_Text">/etc/systemd/system/multi-user.target.wants/ssh.service</text:p>
      <text:p text:style-name="Preformatted_20_Text">/etc/systemd/system/syslog.service</text:p>
      <text:p text:style-name="Preformatted_20_Text">/etc/systemd/system/sshd.service</text:p>
      <text:p text:style-name="Preformatted_20_Text"><text:span text:style-name="Strong_20_Emphasis">sysadmin@localhost:~$</text:span> ls</text:p>
      <text:p text:style-name="Preformatted_20_Text">Desktop <text:s text:c="3"/>Downloads <text:s/>Pictures <text:s/>Templates <text:s/>systemd-config.tar <text:s text:c="4"/>test</text:p>
      <text:p text:style-name="P6">Documents <text:s/>Music <text:s text:c="5"/>Public <text:s text:c="3"/>Videos <text:s text:c="4"/>systemd-config.tar.gz</text:p>
      <text:p text:style-name="P1">Use the <text:span text:style-name="Source_20_Text">-t</text:span> option to the <text:span text:style-name="Source_20_Text">tar</text:span> command to view a list (table of contents) of a tar file. Even if the archive file is compressed, the correct compression option does not need to be specified to view a tar archive file. Only the file <text:span text:style-name="Source_20_Text">-f</text:span> and the list <text:span text:style-name="Source_20_Text">-t</text:span> option are required to view the table of contents. Once again, note that the <text:span text:style-name="Source_20_Text">-f</text:span> option is used last so that the filename can be specified as an argument to this option:</text:p>
      <text:p text:style-name="Preformatted_20_Text"><text:span text:style-name="Strong_20_Emphasis">sysadmin@localhost:~$</text:span> tar -tf systemd-config.tar.gz</text:p>
      <text:p text:style-name="Preformatted_20_Text">etc/systemd/</text:p>
      <text:p text:style-name="Preformatted_20_Text">etc/systemd/system/</text:p>
      <text:p text:style-name="Preformatted_20_Text">etc/systemd/system/multi-user.target.wants/</text:p>
      <text:p text:style-name="Preformatted_20_Text">etc/systemd/system/multi-user.target.wants/rsyslog.service</text:p>
      <text:p text:style-name="Preformatted_20_Text">etc/systemd/system/multi-user.target.wants/bind9.service</text:p>
      <text:p text:style-name="Preformatted_20_Text">etc/systemd/system/multi-user.target.wants/ssh.service</text:p>
      <text:p text:style-name="Preformatted_20_Text">etc/systemd/system/syslog.service</text:p>
      <text:p text:style-name="P6">etc/systemd/system/sshd.service</text:p>
      <text:p text:style-name="Text_20_body">To view the table of contents of the archive in a format similar to a long listing (like the <text:span text:style-name="Source_20_Text">ls -l</text:span> command), add the verbose <text:span text:style-name="Source_20_Text">-v</text:span> option:</text:p>
      <text:p text:style-name="Preformatted_20_Text"><text:span text:style-name="Strong_20_Emphasis">sysadmin@localhost:~$</text:span> tar -vtf systemd-config.tar.gz</text:p>
      <text:p text:style-name="Preformatted_20_Text">drwxr-xr-x root/root <text:s text:c="8"/>0 2014-09-18 22:24 etc/systemd/</text:p>
      <text:p text:style-name="Preformatted_20_Text">drwxr-xr-x root/root <text:s text:c="8"/>0 2014-09-18 22:25 etc/systemd/system/</text:p>
      <text:p text:style-name="Preformatted_20_Text">drwxr-xr-x root/root <text:s text:c="8"/>0 2014-09-18 22:25 etc/systemd/system/multi-user.target.wants/</text:p>
      <text:p text:style-name="Preformatted_20_Text">lrwxrwxrwx root/root <text:s text:c="8"/>0 2014-09-17 03:37 etc/systemd/system/multi-user.target.wants/rsyslog.service -&gt; /lib/systemd/system/rsyslog.service</text:p>
      <text:p text:style-name="Preformatted_20_Text">lrwxrwxrwx root/root <text:s text:c="8"/>0 2014-09-18 22:24 etc/systemd/system/multi-user.target.wants/bind9.service -&gt; /lib/systemd/system/bind9.service</text:p>
      <text:p text:style-name="Preformatted_20_Text">lrwxrwxrwx root/root <text:s text:c="8"/>0 2014-09-18 22:25 etc/systemd/system/multi-user.target.wants/ssh.service -&gt; /lib/systemd/system/ssh.service</text:p>
      <text:p text:style-name="Preformatted_20_Text">lrwxrwxrwx root/root <text:s text:c="8"/>0 2014-09-17 03:37 etc/systemd/system/syslog.service -&gt; /lib/systemd/system/rsyslog.service</text:p>
      <text:p text:style-name="P6">lrwxrwxrwx root/root <text:s text:c="8"/>0 2014-09-18 22:25 etc/systemd/system/sshd.service -&gt; /lib/systemd/system/ssh.service</text:p>
      <text:p text:style-name="Text_20_body">To extract the files from the tar file, use the <text:span text:style-name="Source_20_Text">-x</text:span> option. Normally, the <text:span text:style-name="Source_20_Text">tar</text:span> command will attempt to extract the archive into the current directory, as demonstrated in the following example:</text:p>
      <text:p text:style-name="Preformatted_20_Text"><text:span text:style-name="Strong_20_Emphasis">sysadmin@localhost:~$</text:span> tar -xf systemd-config.tar.gz</text:p>
      <text:p text:style-name="Preformatted_20_Text"><text:span text:style-name="Strong_20_Emphasis">sysadmin@localhost:~$</text:span> ls -R etc</text:p>
      <text:p text:style-name="Preformatted_20_Text">etc:</text:p>
      <text:p text:style-name="Preformatted_20_Text">systemd</text:p>
      <text:p text:style-name="Preformatted_20_Text"/>
      <text:p text:style-name="Preformatted_20_Text">etc/systemd:</text:p>
      <text:p text:style-name="Preformatted_20_Text">system</text:p>
      <text:p text:style-name="Preformatted_20_Text"><text:soft-page-break/></text:p>
      <text:p text:style-name="Preformatted_20_Text">etc/systemd/system:</text:p>
      <text:p text:style-name="Preformatted_20_Text">multi-user.target.wants <text:s/>sshd.service <text:s/>syslog.service</text:p>
      <text:p text:style-name="Preformatted_20_Text"/>
      <text:p text:style-name="Preformatted_20_Text">etc/systemd/system/multi-user.target.wants:</text:p>
      <text:p text:style-name="P6">bind9.service <text:s/>rsyslog.service <text:s/>ssh.service</text:p>
      <text:p text:style-name="Text_20_body">Use the <text:span text:style-name="Source_20_Text">-C</text:span> option to specify an alternate directory to extract the contents into. This option is case sensitive and should not be confused with the create or <text:span text:style-name="Source_20_Text">-c</text:span> option. The extraction process can also be made verbose by adding the <text:span text:style-name="Source_20_Text">-v</text:span> option:</text:p>
      <text:p text:style-name="Preformatted_20_Text"><text:span text:style-name="Strong_20_Emphasis">sysadmin@localhost:~$</text:span> tar -vxf systemd-config.tar.gz -C /tmp</text:p>
      <text:p text:style-name="Preformatted_20_Text">etc/systemd/</text:p>
      <text:p text:style-name="Preformatted_20_Text">etc/systemd/system/</text:p>
      <text:p text:style-name="Preformatted_20_Text">etc/systemd/system/multi-user.target.wants/</text:p>
      <text:p text:style-name="Preformatted_20_Text">etc/systemd/system/multi-user.target.wants/rsyslog.service</text:p>
      <text:p text:style-name="Preformatted_20_Text">etc/systemd/system/multi-user.target.wants/bind9.service</text:p>
      <text:p text:style-name="Preformatted_20_Text">etc/systemd/system/multi-user.target.wants/ssh.service</text:p>
      <text:p text:style-name="Preformatted_20_Text">etc/systemd/system/syslog.service</text:p>
      <text:p text:style-name="P6">etc/systemd/system/sshd.service</text:p>
      <text:list xml:id="list4041652059769122391" text:style-name="L1">
        <text:list-item>
          <text:p text:style-name="P2"/>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12:30:38.389433423</meta:creation-date>
    <meta:generator>LibreOffice/5.0.6.2$Linux_X86_64 LibreOffice_project/00m0$Build-2</meta:generator>
    <dc:date>2017-01-25T10:44:38.505727118</dc:date>
    <meta:editing-duration>P1DT20H2M41S</meta:editing-duration>
    <meta:editing-cycles>6</meta:editing-cycles>
    <meta:document-statistic meta:table-count="0" meta:image-count="0" meta:object-count="0" meta:page-count="3" meta:paragraph-count="70" meta:word-count="699" meta:character-count="5754" meta:non-whitespace-character-count="5015"/>
  </office:meta>
</office:document-meta>
</file>